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language="es" fo:country="MX"/>
    </style:style>
    <style:style style:name="P3" style:family="paragraph" style:parent-style-name="Standard">
      <style:paragraph-properties fo:text-align="center" style:justify-single-word="false"/>
      <style:text-properties style:font-name="Arial1" fo:font-size="8pt" fo:language="es" fo:country="MX" fo:font-weight="normal" style:font-size-asian="8pt" style:font-weight-asian="normal" style:font-size-complex="8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2pt" fo:language="es" fo:country="MX" fo:font-weight="bold" style:font-size-asian="12pt" style:font-weight-asian="bold" style:font-size-complex="12pt" style:font-weight-complex="bold"/>
    </style:style>
    <style:style style:name="T1" style:family="text">
      <style:text-properties fo:language="es" fo:country="MX"/>
    </style:style>
    <style:style style:name="T2" style:family="text">
      <style:text-properties fo:language="es" fo:country="MX" officeooo:rsid="001102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nción de Verano</text:p>
      <text:p text:style-name="P3">Renich &amp; Juan Luís Melo</text:p>
      <text:p text:style-name="P2"/>
      <text:p text:style-name="P2">Estoy,</text:p>
      <text:p text:style-name="P1"><text:span text:style-name="T1">p</text:span><text:span text:style-name="T1">ensando en qué podría hacer…</text:span></text:p>
      <text:p text:style-name="P1"><text:span text:style-name="T1">s</text:span><text:span text:style-name="T1">olo,</text:span></text:p>
      <text:p text:style-name="P1"><text:span text:style-name="T1">f</text:span><text:span text:style-name="T1">undirnos en un solo ser.</text:span></text:p>
      <text:p text:style-name="P2"/>
      <text:p text:style-name="P2">Y el tiempo al que tantas veces,</text:p>
      <text:p text:style-name="P1"><text:span text:style-name="T1">p</text:span><text:span text:style-name="T1">edí que me ignorara,</text:span></text:p>
      <text:p text:style-name="P1"><text:span text:style-name="T1">q</text:span><text:span text:style-name="T1">ue fuera un poco fiel</text:span></text:p>
      <text:p text:style-name="P1"><text:span text:style-name="T1">a</text:span><text:span text:style-name="T1"> lo que yo quise ser.</text:span></text:p>
      <text:p text:style-name="P2"/>
      <text:p text:style-name="P2">Y todo va bien…</text:p>
      <text:p text:style-name="P2"/>
      <text:p text:style-name="P2">El sol,</text:p>
      <text:p text:style-name="P1"><text:span text:style-name="T1">me dirá como </text:span><text:span text:style-name="T2">hipnotizar</text:span></text:p>
      <text:p text:style-name="P2">Tu piel… </text:p>
      <text:p text:style-name="P2">Fundirnos en un solo ser…</text:p>
      <text:p text:style-name="P2"/>
      <text:p text:style-name="P2">Y el tiempo al que tantas veces,</text:p>
      <text:p text:style-name="P2">Pedí que me ignorara,</text:p>
      <text:p text:style-name="P2">Que fuera un poco fiel</text:p>
      <text:p text:style-name="P2">A lo que yo quise ser.</text:p>
      <text:p text:style-name="P2"/>
      <text:p text:style-name="P2">Y el tiempo al que tantas veces,</text:p>
      <text:p text:style-name="P2">Pedí que me ignorara,</text:p>
      <text:p text:style-name="P2">Que fuera un poco fiel</text:p>
      <text:p text:style-name="P2">A lo que yo quise ser.</text:p>
      <text:p text:style-name="P2"/>
      <text:p text:style-name="P2">Canción de Verano,</text:p>
      <text:p text:style-name="P2">Canción de Verano,</text:p>
      <text:p text:style-name="P2">Ven toma mi mano</text:p>
      <text:p text:style-name="P2">O déjame 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Renich</meta:initial-creator>
    <meta:creation-date>2004-11-24T15:13:00</meta:creation-date>
    <dc:creator>Renich Bon Ciric</dc:creator>
    <dc:date>2013-01-21T03:36:13</dc:date>
    <meta:editing-cycles>7</meta:editing-cycles>
    <meta:editing-duration>PT6M19S</meta:editing-duration>
    <meta:document-statistic meta:table-count="0" meta:image-count="0" meta:object-count="0" meta:page-count="1" meta:paragraph-count="27" meta:word-count="116" meta:character-count="538" meta:non-whitespace-character-count="448"/>
    <meta:user-defined meta:name="Info 1"/>
    <meta:user-defined meta:name="Info 2"/>
    <meta:user-defined meta:name="Info 3"/>
    <meta:user-defined meta:name="Info 4"/>
  </office:meta>
</office:document-meta>
</file>